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60ad" officeooo:paragraph-rsid="001060ad" style:font-weight-asian="bold" style:font-weight-complex="bold"/>
    </style:style>
    <style:style style:name="P2" style:family="paragraph" style:parent-style-name="Standard">
      <style:text-properties fo:font-weight="normal" officeooo:rsid="001060ad" officeooo:paragraph-rsid="001060a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vimento para cima chama a rolagem do site</text:p>
      <text:p text:style-name="P1"/>
      <text:p text:style-name="P2">let initialY = null;</text:p>
      <text:p text:style-name="P2"/>
      <text:p text:style-name="P2">const divComRolagem = document.querySelector('.sua-div-com-rolagem');</text:p>
      <text:p text:style-name="P2"/>
      <text:p text:style-name="P2">divComRolagem.addEventListener('touchstart', (e) =&gt; {</text:p>
      <text:p text:style-name="P2"><text:s text:c="4"/>initialY = e.touches[0].clientY; // Captura a posição Y inicial do toque</text:p>
      <text:p text:style-name="P2">});</text:p>
      <text:p text:style-name="P2"/>
      <text:p text:style-name="P2">divComRolagem.addEventListener('touchmove', (e) =&gt; {</text:p>
      <text:p text:style-name="P2"><text:s text:c="4"/>if (initialY === null) return;</text:p>
      <text:p text:style-name="P2"/>
      <text:p text:style-name="P2"><text:s text:c="4"/>const currentY = e.touches[0].clientY; // Captura a posição Y atual do toque</text:p>
      <text:p text:style-name="P2"><text:s text:c="4"/>const diffY = currentY - initialY; // Calcula a diferença no eixo Y</text:p>
      <text:p text:style-name="P2"/>
      <text:p text:style-name="P2"><text:s text:c="4"/>// Aplica a rolagem vertical da página com base no movimento do dedo</text:p>
      <text:p text:style-name="P2"><text:s text:c="4"/>window.scrollBy(0, -diffY); // O sinal negativo é para inverter a direção</text:p>
      <text:p text:style-name="P2"/>
      <text:p text:style-name="P2"><text:s text:c="4"/>initialY = currentY; // Atualiza a posição Y inicial para o próximo movimento</text:p>
      <text:p text:style-name="P2">});</text:p>
      <text:p text:style-name="P2"/>
      <text:p text:style-name="P2">divComRolagem.addEventListener('touchend', () =&gt; {</text:p>
      <text:p text:style-name="P2"><text:s text:c="4"/>initialY = null; // Reseta a posição Y inicial ao finalizar o toque</text:p>
      <text:p text:style-name="P2">});</text:p>
      <text:p text:style-name="P1"/>
      <text:p text:style-name="P1">Movimento predominantemente para cima</text:p>
      <text:p text:style-name="Standard"/>
      <text:p text:style-name="Standard">let initialX = null;</text:p>
      <text:p text:style-name="Standard">let initialY = null;</text:p>
      <text:p text:style-name="Standard"/>
      <text:p text:style-name="Standard">const divComRolagem = document.querySelector('.sua-div-com-rolagem');</text:p>
      <text:p text:style-name="Standard"/>
      <text:p text:style-name="Standard">divComRolagem.addEventListener('touchstart', (e) =&gt; {</text:p>
      <text:p text:style-name="Standard"><text:s text:c="4"/>initialX = e.touches[0].clientX;</text:p>
      <text:p text:style-name="Standard"><text:s text:c="4"/>initialY = e.touches[0].clientY;</text:p>
      <text:p text:style-name="Standard">});</text:p>
      <text:p text:style-name="Standard"/>
      <text:p text:style-name="Standard">divComRolagem.addEventListener('touchmove', (e) =&gt; {</text:p>
      <text:p text:style-name="Standard"><text:s text:c="4"/>if (initialX === null || initialY === null) return;</text:p>
      <text:p text:style-name="Standard"/>
      <text:p text:style-name="Standard"><text:s text:c="4"/>const currentX = e.touches[0].clientX;</text:p>
      <text:p text:style-name="Standard"><text:s text:c="4"/>const currentY = e.touches[0].clientY;</text:p>
      <text:p text:style-name="Standard"/>
      <text:p text:style-name="Standard"><text:s text:c="4"/>const diffX = Math.abs(currentX - initialX);</text:p>
      <text:p text:style-name="Standard"><text:s text:c="4"/>const diffY = Math.abs(currentY - initialY);</text:p>
      <text:p text:style-name="Standard"/>
      <text:p text:style-name="Standard"><text:s text:c="4"/>// Se o movimento for mais vertical, aplica a rolagem vertical da página</text:p>
      <text:p text:style-name="Standard"><text:s text:c="4"/>if (diffY &gt; diffX) {</text:p>
      <text:p text:style-name="Standard"><text:s text:c="8"/>window.scrollBy(0, -(currentY - initialY)); // Rola a página</text:p>
      <text:p text:style-name="Standard"><text:s text:c="8"/>e.preventDefault(); // Impede o comportamento padrão</text:p>
      <text:p text:style-name="Standard"><text:s text:c="4"/>}</text:p>
      <text:p text:style-name="Standard"><text:soft-page-break/></text:p>
      <text:p text:style-name="Standard"><text:s text:c="4"/>initialX = currentX;</text:p>
      <text:p text:style-name="Standard"><text:s text:c="4"/>initialY = currentY;</text:p>
      <text:p text:style-name="Standard">});</text:p>
      <text:p text:style-name="Standard"/>
      <text:p text:style-name="Standard">divComRolagem.addEventListener('touchend', () =&gt; {</text:p>
      <text:p text:style-name="Standard"><text:s text:c="4"/>initialX = null;</text:p>
      <text:p text:style-name="Standard"><text:s text:c="4"/>initialY = null;</text:p>
      <text:p text:style-name="Standard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4:00:13.461000000</meta:creation-date>
    <dc:date>2025-03-04T14:01:20.974000000</dc:date>
    <meta:editing-duration>PT1M7S</meta:editing-duration>
    <meta:editing-cycles>1</meta:editing-cycles>
    <meta:document-statistic meta:table-count="0" meta:image-count="0" meta:object-count="0" meta:page-count="2" meta:paragraph-count="43" meta:word-count="233" meta:character-count="1796" meta:non-whitespace-character-count="1502"/>
    <meta:generator>LibreOffice/24.8.5.2$Windows_X86_64 LibreOffice_project/fddf2685c70b461e7832239a0162a77216259f22</meta:generator>
  </office:meta>
</office:document-meta>
</file>